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Liberation Mono" fo:font-size="10pt" fo:letter-spacing="normal" style:font-size-asian="10pt" style:font-size-complex="10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Liberation Mono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style:font-name="Liberation Mono" fo:font-size="10pt" style:font-size-asian="10pt" style:font-size-complex="10pt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Mono" fo:font-size="10pt" fo:letter-spacing="normal" style:font-size-asian="10pt" style:font-size-complex="10pt"/>
    </style:style>
    <style:style style:name="P6" style:family="paragraph" style:parent-style-name="Standard">
      <style:text-properties style:font-name="Liberation Mono" fo:font-size="10pt" style:font-size-asian="10p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size="8pt" style:font-size-asian="7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translation_unit <text:s text:c="7"/>: external_decl</text:span></text:p>
      <text:p text:style-name="P2"><text:s text:c="24"/><text:span text:style-name="T1">| translation_unit external_decl</text:span></text:p>
      <text:p text:style-name="P2"><text:s text:c="24"/><text:span text:style-name="T1">;</text:span></text:p>
      <text:p text:style-name="P3">external_decl <text:s text:c="10"/>: function_definition</text:p>
      <text:p text:style-name="P2"><text:s text:c="24"/><text:span text:style-name="T1">| decl</text:span></text:p>
      <text:p text:style-name="P2"><text:s text:c="24"/><text:span text:style-name="T1">;</text:span></text:p>
      <text:p text:style-name="P3">function_definition <text:s text:c="4"/>: decl_specs declarator decl_list compound_stat</text:p>
      <text:p text:style-name="P2"><text:s text:c="24"/><text:span text:style-name="T1">| <text:s text:c="14"/>declarator decl_list compound_stat</text:span></text:p>
      <text:p text:style-name="P2"><text:s text:c="24"/><text:span text:style-name="T1">| decl_specs declarator <text:s text:c="8"/>compound_stat</text:span></text:p>
      <text:p text:style-name="P2"><text:s text:c="24"/><text:span text:style-name="T1">| <text:s text:c="14"/>declarator <text:s text:c="5"/>compound_stat</text:span></text:p>
      <text:p text:style-name="P2"><text:s text:c="24"/><text:span text:style-name="T1">;</text:span></text:p>
      <text:p text:style-name="P3">decl <text:s text:c="19"/>: decl_specs init_declarator_list ';'</text:p>
      <text:p text:style-name="P2"><text:s text:c="24"/><text:span text:style-name="T1">| decl_specs <text:s text:c="19"/>';'</text:span></text:p>
      <text:p text:style-name="P2"><text:s text:c="24"/><text:span text:style-name="T1">;</text:span></text:p>
      <text:p text:style-name="P3">decl_list <text:s text:c="14"/>: decl</text:p>
      <text:p text:style-name="P2"><text:s text:c="24"/><text:span text:style-name="T1">| decl_list decl</text:span></text:p>
      <text:p text:style-name="P2"><text:s text:c="24"/><text:span text:style-name="T1">;</text:span></text:p>
      <text:p text:style-name="P3">decl_specs <text:s text:c="13"/>: storage_class_spec decl_specs</text:p>
      <text:p text:style-name="P2"><text:s text:c="24"/><text:span text:style-name="T1">| storage_class_spec</text:span></text:p>
      <text:p text:style-name="P2"><text:s text:c="24"/><text:span text:style-name="T1">| type_spec decl_specs</text:span></text:p>
      <text:p text:style-name="P2"><text:s text:c="24"/><text:span text:style-name="T1">| type_spec</text:span></text:p>
      <text:p text:style-name="P2"><text:s text:c="24"/><text:span text:style-name="T1">| type_qualifier decl_specs</text:span></text:p>
      <text:p text:style-name="P2"><text:s text:c="24"/><text:span text:style-name="T1">| type_qualifier</text:span></text:p>
      <text:p text:style-name="P2"><text:s text:c="24"/><text:span text:style-name="T1">;</text:span></text:p>
      <text:p text:style-name="P3">storage_class_spec <text:s text:c="5"/>: 'auto' | 'register' | 'static' | 'extern' | 'typedef'</text:p>
      <text:p text:style-name="P2"><text:s text:c="24"/><text:span text:style-name="T1">;</text:span></text:p>
      <text:p text:style-name="P3">type_spec <text:s text:c="14"/>: 'void' | 'char' | 'short' | 'int' | 'long' | 'float'</text:p>
      <text:p text:style-name="P2"><text:s text:c="24"/><text:span text:style-name="T1">| 'double' | 'signed' | 'unsigned'</text:span></text:p>
      <text:p text:style-name="P2"><text:s text:c="24"/><text:span text:style-name="T1">| struct_or_union_spec</text:span></text:p>
      <text:p text:style-name="P2"><text:s text:c="24"/><text:span text:style-name="T1">| enum_spec</text:span></text:p>
      <text:p text:style-name="P2"><text:s text:c="24"/><text:span text:style-name="T1">| typedef_name</text:span></text:p>
      <text:p text:style-name="P2"><text:s text:c="24"/><text:span text:style-name="T1">;</text:span></text:p>
      <text:p text:style-name="P3">type_qualifier <text:s text:c="9"/>: 'const' | 'volatile'</text:p>
      <text:p text:style-name="P2"><text:s text:c="24"/><text:span text:style-name="T1">;</text:span></text:p>
      <text:p text:style-name="P3">struct_or_union_spec <text:s text:c="3"/>: struct_or_union id '{' struct_decl_list '}'</text:p>
      <text:p text:style-name="P2"><text:s text:c="24"/><text:span text:style-name="T1">| struct_or_union <text:s text:c="6"/>'{' struct_decl_list '}'</text:span></text:p>
      <text:p text:style-name="P2"><text:s text:c="24"/><text:span text:style-name="T1">| struct_or_union id</text:span></text:p>
      <text:p text:style-name="P2"><text:s text:c="24"/><text:span text:style-name="T1">;</text:span></text:p>
      <text:p text:style-name="P3">struct_or_union <text:s text:c="8"/>: 'struct' | 'union'</text:p>
      <text:p text:style-name="P2"><text:s text:c="24"/><text:span text:style-name="T1">;</text:span></text:p>
      <text:p text:style-name="P3">struct_decl_list <text:s text:c="7"/>: struct_decl</text:p>
      <text:p text:style-name="P2"><text:s text:c="24"/><text:span text:style-name="T1">| struct_decl_list struct_decl</text:span></text:p>
      <text:p text:style-name="P2"><text:s text:c="24"/><text:span text:style-name="T1">;</text:span></text:p>
      <text:p text:style-name="P3">init_declarator_list <text:s text:c="3"/>: init_declarator</text:p>
      <text:p text:style-name="P2"><text:s text:c="24"/><text:span text:style-name="T1">| init_declarator_list ',' init_declarator</text:span></text:p>
      <text:p text:style-name="P2"><text:s text:c="24"/><text:span text:style-name="T1">;</text:span></text:p>
      <text:p text:style-name="P3">init_declarator <text:s text:c="8"/>: declarator</text:p>
      <text:p text:style-name="P2"><text:s text:c="24"/><text:span text:style-name="T1">| declarator '=' initializer</text:span></text:p>
      <text:p text:style-name="P2"><text:s text:c="24"/><text:span text:style-name="T1">;</text:span></text:p>
      <text:p text:style-name="P3">struct_decl <text:s text:c="12"/>: spec_qualifier_list struct_declarator_list ';'</text:p>
      <text:p text:style-name="P2"><text:s text:c="24"/><text:span text:style-name="T1">;</text:span></text:p>
      <text:p text:style-name="P3">spec_qualifier_list <text:s text:c="4"/>: type_spec spec_qualifier_list</text:p>
      <text:p text:style-name="P2"><text:s text:c="24"/><text:span text:style-name="T1">| type_spec</text:span></text:p>
      <text:p text:style-name="P2"><text:s text:c="24"/><text:span text:style-name="T1">| type_qualifier spec_qualifier_list</text:span></text:p>
      <text:p text:style-name="P2"><text:s text:c="24"/><text:span text:style-name="T1">| type_qualifier</text:span></text:p>
      <text:p text:style-name="P2"><text:s text:c="24"/><text:span text:style-name="T1">;</text:span></text:p>
      <text:p text:style-name="P3">struct_declarator_list <text:s/>: struct_declarator</text:p>
      <text:p text:style-name="P2"><text:s text:c="24"/><text:span text:style-name="T1">| struct_declarator_list ',' struct_declarator</text:span></text:p>
      <text:p text:style-name="P2"><text:s text:c="24"/><text:span text:style-name="T1">;</text:span></text:p>
      <text:p text:style-name="P3">struct_declarator <text:s text:c="6"/>: declarator</text:p>
      <text:p text:style-name="P2"><text:s text:c="24"/><text:span text:style-name="T1">| declarator ':' const_exp</text:span></text:p>
      <text:p text:style-name="P2"><text:s text:c="24"/><text:span text:style-name="T1">| <text:s text:c="14"/>':' const_exp</text:span></text:p>
      <text:p text:style-name="P2"><text:s text:c="24"/><text:span text:style-name="T1">;</text:span></text:p>
      <text:p text:style-name="P3">enum_spec <text:s text:c="14"/>: 'enum' id '{' enumerator_list '}'</text:p>
      <text:p text:style-name="P2"><text:s text:c="24"/><text:span text:style-name="T1">| 'enum' <text:s text:c="7"/>'{' enumerator_list '}'</text:span></text:p>
      <text:p text:style-name="P2"><text:s text:c="24"/><text:span text:style-name="T1">| 'enum' id</text:span></text:p>
      <text:p text:style-name="P2"><text:s text:c="24"/><text:span text:style-name="T1">;</text:span></text:p>
      <text:p text:style-name="P3">enumerator_list <text:s text:c="8"/>: enumerator</text:p>
      <text:p text:style-name="P2"><text:soft-page-break/><text:s text:c="24"/><text:span text:style-name="T1">| enumerator_list ',' enumerator</text:span></text:p>
      <text:p text:style-name="P2"><text:s text:c="24"/><text:span text:style-name="T1">;</text:span></text:p>
      <text:p text:style-name="P3">enumerator <text:s text:c="13"/>: id</text:p>
      <text:p text:style-name="P2"><text:s text:c="24"/><text:span text:style-name="T1">| id '=' const_exp</text:span></text:p>
      <text:p text:style-name="P2"><text:s text:c="24"/><text:span text:style-name="T1">;</text:span></text:p>
      <text:p text:style-name="P3">declarator <text:s text:c="13"/>: pointer direct_declarator</text:p>
      <text:p text:style-name="P2"><text:s text:c="24"/><text:span text:style-name="T1">| <text:s text:c="6"/>direct_declarator</text:span></text:p>
      <text:p text:style-name="P2"><text:s text:c="24"/><text:span text:style-name="T1">;</text:span></text:p>
      <text:p text:style-name="P3">direct_declarator <text:s text:c="6"/>: id</text:p>
      <text:p text:style-name="P2"><text:s text:c="24"/><text:span text:style-name="T1">| '(' declarator ')'</text:span></text:p>
      <text:p text:style-name="P2"><text:s text:c="24"/><text:span text:style-name="T1">| direct_declarator '[' const_exp ']'</text:span></text:p>
      <text:p text:style-name="P2"><text:s text:c="24"/><text:span text:style-name="T1">| direct_declarator '[' <text:s text:c="8"/>']'</text:span></text:p>
      <text:p text:style-name="P2"><text:s text:c="24"/><text:span text:style-name="T1">| direct_declarator '(' param_type_list ')'</text:span></text:p>
      <text:p text:style-name="P2"><text:s text:c="24"/><text:span text:style-name="T1">| direct_declarator '(' id_list ')'</text:span></text:p>
      <text:p text:style-name="P2"><text:s text:c="24"/><text:span text:style-name="T1">| direct_declarator '(' <text:s text:c="8"/>')'</text:span></text:p>
      <text:p text:style-name="P2"><text:s text:c="24"/><text:span text:style-name="T1">;</text:span></text:p>
      <text:p text:style-name="P3">pointer <text:s text:c="16"/>: '*' type_qualifier_list</text:p>
      <text:p text:style-name="P2"><text:s text:c="24"/><text:span text:style-name="T1">| '*'</text:span></text:p>
      <text:p text:style-name="P2"><text:s text:c="24"/><text:span text:style-name="T1">| '*' type_qualifier_list pointer</text:span></text:p>
      <text:p text:style-name="P2"><text:s text:c="24"/><text:span text:style-name="T1">| '*' <text:s text:c="18"/>pointer</text:span></text:p>
      <text:p text:style-name="P2"><text:s text:c="24"/><text:span text:style-name="T1">;</text:span></text:p>
      <text:p text:style-name="P3">type_qualifier_list <text:s text:c="4"/>: type_qualifier</text:p>
      <text:p text:style-name="P2"><text:s text:c="24"/><text:span text:style-name="T1">| type_qualifier_list type_qualifier</text:span></text:p>
      <text:p text:style-name="P2"><text:s text:c="24"/><text:span text:style-name="T1">;</text:span></text:p>
      <text:p text:style-name="P3">param_type_list <text:s text:c="8"/>: param_list</text:p>
      <text:p text:style-name="P2"><text:s text:c="24"/><text:span text:style-name="T1">| param_list ',' '...'</text:span></text:p>
      <text:p text:style-name="P2"><text:s text:c="24"/><text:span text:style-name="T1">;</text:span></text:p>
      <text:p text:style-name="P3">param_list <text:s text:c="13"/>: param_decl</text:p>
      <text:p text:style-name="P2"><text:s text:c="24"/><text:span text:style-name="T1">| param_list ',' param_decl</text:span></text:p>
      <text:p text:style-name="P2"><text:s text:c="24"/><text:span text:style-name="T1">;</text:span></text:p>
      <text:p text:style-name="P3">param_decl <text:s text:c="13"/>: decl_specs declarator</text:p>
      <text:p text:style-name="P2"><text:s text:c="24"/><text:span text:style-name="T1">| decl_specs abstract_declarator</text:span></text:p>
      <text:p text:style-name="P2"><text:s text:c="24"/><text:span text:style-name="T1">| decl_specs</text:span></text:p>
      <text:p text:style-name="P2"><text:s text:c="24"/><text:span text:style-name="T1">;</text:span></text:p>
      <text:p text:style-name="P3">id_list <text:s text:c="16"/>: id</text:p>
      <text:p text:style-name="P2"><text:s text:c="24"/><text:span text:style-name="T1">| id_list ',' id</text:span></text:p>
      <text:p text:style-name="P2"><text:s text:c="24"/><text:span text:style-name="T1">;</text:span></text:p>
      <text:p text:style-name="P3">initializer <text:s text:c="12"/>: assignment_exp</text:p>
      <text:p text:style-name="P2"><text:s text:c="24"/><text:span text:style-name="T1">| '{' initializer_list '}'</text:span></text:p>
      <text:p text:style-name="P2"><text:s text:c="24"/><text:span text:style-name="T1">| '{' initializer_list ',' '}'</text:span></text:p>
      <text:p text:style-name="P2"><text:s text:c="24"/><text:span text:style-name="T1">;</text:span></text:p>
      <text:p text:style-name="P3">initializer_list <text:s text:c="7"/>: initializer</text:p>
      <text:p text:style-name="P2"><text:s text:c="24"/><text:span text:style-name="T1">| initializer_list ',' initializer</text:span></text:p>
      <text:p text:style-name="P2"><text:s text:c="24"/><text:span text:style-name="T1">;</text:span></text:p>
      <text:p text:style-name="P3">type_name <text:s text:c="14"/>: spec_qualifier_list abstract_declarator</text:p>
      <text:p text:style-name="P2"><text:s text:c="24"/><text:span text:style-name="T1">| spec_qualifier_list</text:span></text:p>
      <text:p text:style-name="P2"><text:s text:c="24"/><text:span text:style-name="T1">;</text:span></text:p>
      <text:p text:style-name="P3">abstract_declarator <text:s text:c="4"/>: pointer</text:p>
      <text:p text:style-name="P2"><text:s text:c="24"/><text:span text:style-name="T1">| pointer direct_abstract_declarator</text:span></text:p>
      <text:p text:style-name="P2"><text:s text:c="24"/><text:span text:style-name="T1">| <text:s text:c="6"/>direct_abstract_declarator</text:span></text:p>
      <text:p text:style-name="P2"><text:s text:c="24"/><text:span text:style-name="T1">;</text:span></text:p>
      <text:p text:style-name="P3">direct_abstract_declarator: '(' abstract_declarator ')'</text:p>
      <text:p text:style-name="P2"><text:s text:c="24"/><text:span text:style-name="T1">| direct_abstract_declarator '[' const_exp ']'</text:span></text:p>
      <text:p text:style-name="P2"><text:s text:c="24"/><text:span text:style-name="T1">| <text:s text:c="30"/>'[' const_exp ']'</text:span></text:p>
      <text:p text:style-name="P2"><text:s text:c="24"/><text:span text:style-name="T1">| direct_abstract_declarator '[' <text:s text:c="7"/>']'</text:span></text:p>
      <text:p text:style-name="P2"><text:s text:c="24"/><text:span text:style-name="T1">| <text:s text:c="30"/>'[' <text:s text:c="4"/>']'</text:span></text:p>
      <text:p text:style-name="P2"><text:s text:c="24"/><text:span text:style-name="T1">| direct_abstract_declarator '(' param_type_list ')'</text:span></text:p>
      <text:p text:style-name="P2"><text:s text:c="24"/><text:span text:style-name="T1">| <text:s text:c="30"/>'(' param_type_list ')'</text:span></text:p>
      <text:p text:style-name="P2"><text:s text:c="24"/><text:span text:style-name="T1">| direct_abstract_declarator '(' <text:s text:c="15"/>')'</text:span></text:p>
      <text:p text:style-name="P2"><text:s text:c="24"/><text:span text:style-name="T1">| <text:s text:c="30"/>'(' <text:s text:c="12"/>')'</text:span></text:p>
      <text:p text:style-name="P2"><text:s text:c="24"/><text:span text:style-name="T1">;</text:span></text:p>
      <text:p text:style-name="P3">typedef_name <text:s text:c="11"/>: id</text:p>
      <text:p text:style-name="P2"><text:s text:c="24"/><text:span text:style-name="T1">;</text:span></text:p>
      <text:p text:style-name="P3">stat <text:s text:c="19"/>: labeled_stat</text:p>
      <text:p text:style-name="P2"><text:s text:c="24"/><text:span text:style-name="T1">| exp_stat</text:span></text:p>
      <text:p text:style-name="P2"><text:s text:c="24"/><text:span text:style-name="T1">| compound_stat</text:span></text:p>
      <text:p text:style-name="P2"><text:s text:c="24"/><text:span text:style-name="T1">| selection_stat</text:span></text:p>
      <text:p text:style-name="P2"><text:s text:c="24"/><text:span text:style-name="T1">| iteration_stat</text:span></text:p>
      <text:p text:style-name="P2"><text:soft-page-break/><text:s text:c="24"/><text:span text:style-name="T1">| jump_stat</text:span></text:p>
      <text:p text:style-name="P2"><text:s text:c="24"/><text:span text:style-name="T1">;</text:span></text:p>
      <text:p text:style-name="P3">labeled_stat <text:s text:c="11"/>: id ':' stat</text:p>
      <text:p text:style-name="P2"><text:s text:c="24"/><text:span text:style-name="T1">| 'case' const_exp ':' stat</text:span></text:p>
      <text:p text:style-name="P2"><text:s text:c="24"/><text:span text:style-name="T1">| 'default' ':' stat</text:span></text:p>
      <text:p text:style-name="P2"><text:s text:c="24"/><text:span text:style-name="T1">;</text:span></text:p>
      <text:p text:style-name="P3">exp_stat <text:s text:c="15"/>: exp ';'</text:p>
      <text:p text:style-name="P2"><text:s text:c="24"/><text:span text:style-name="T1">| <text:s text:c="6"/>';'</text:span></text:p>
      <text:p text:style-name="P2"><text:s text:c="24"/><text:span text:style-name="T1">;</text:span></text:p>
      <text:p text:style-name="P3">compound_stat <text:s text:c="10"/>: '{' decl_list stat_list '}'</text:p>
      <text:p text:style-name="P2"><text:s text:c="24"/><text:span text:style-name="T1">| '{' <text:s text:c="10"/>stat_list '}'</text:span></text:p>
      <text:p text:style-name="P2"><text:s text:c="24"/><text:span text:style-name="T1">| '{' decl_list <text:s text:c="8"/>'}'</text:span></text:p>
      <text:p text:style-name="P2"><text:s text:c="24"/><text:span text:style-name="T1">| '{' <text:s text:c="18"/>'}'</text:span></text:p>
      <text:p text:style-name="P2"><text:s text:c="24"/><text:span text:style-name="T1">;</text:span></text:p>
      <text:p text:style-name="P3">stat_list <text:s text:c="14"/>: stat</text:p>
      <text:p text:style-name="P2"><text:s text:c="24"/><text:span text:style-name="T1">| stat_list stat</text:span></text:p>
      <text:p text:style-name="P2"><text:s text:c="24"/><text:span text:style-name="T1">;</text:span></text:p>
      <text:p text:style-name="P3">selection_stat <text:s text:c="9"/>: 'if' '(' exp ')' stat</text:p>
      <text:p text:style-name="P2"><text:s text:c="24"/><text:span text:style-name="T1">| 'if' '(' exp ')' stat 'else' stat</text:span></text:p>
      <text:p text:style-name="P2"><text:s text:c="24"/><text:span text:style-name="T1">| 'switch' '(' exp ')' stat</text:span></text:p>
      <text:p text:style-name="P2"><text:s text:c="24"/><text:span text:style-name="T1">;</text:span></text:p>
      <text:p text:style-name="P3">iteration_stat <text:s text:c="9"/>: 'while' '(' exp ')' stat</text:p>
      <text:p text:style-name="P2"><text:s text:c="24"/><text:span text:style-name="T1">| 'do' stat 'while' '(' exp ')' ';'</text:span></text:p>
      <text:p text:style-name="P2"><text:s text:c="24"/><text:span text:style-name="T1">| 'for' '(' exp ';' exp ';' exp ')' stat</text:span></text:p>
      <text:p text:style-name="P2"><text:s text:c="24"/><text:span text:style-name="T1">| 'for' '(' exp ';' exp ';' <text:s text:c="4"/>')' stat</text:span></text:p>
      <text:p text:style-name="P2"><text:s text:c="24"/><text:span text:style-name="T1">| 'for' '(' exp ';' <text:s text:c="4"/>';' exp ')' stat</text:span></text:p>
      <text:p text:style-name="P2"><text:s text:c="24"/><text:span text:style-name="T1">| 'for' '(' exp ';' <text:s text:c="4"/>';' <text:s text:c="4"/>')' stat</text:span></text:p>
      <text:p text:style-name="P2"><text:s text:c="24"/><text:span text:style-name="T1">| 'for' '(' <text:s text:c="4"/>';' exp ';' exp ')' stat</text:span></text:p>
      <text:p text:style-name="P2"><text:s text:c="24"/><text:span text:style-name="T1">| 'for' '(' <text:s text:c="4"/>';' exp ';' <text:s text:c="4"/>')' stat</text:span></text:p>
      <text:p text:style-name="P2"><text:s text:c="24"/><text:span text:style-name="T1">| 'for' '(' <text:s text:c="4"/>';' <text:s text:c="4"/>';' exp ')' stat</text:span></text:p>
      <text:p text:style-name="P2"><text:s text:c="24"/><text:span text:style-name="T1">| 'for' '(' <text:s text:c="4"/>';' <text:s text:c="4"/>';' <text:s text:c="4"/>')' stat</text:span></text:p>
      <text:p text:style-name="P2"><text:s text:c="24"/><text:span text:style-name="T1">;</text:span></text:p>
      <text:p text:style-name="P3">jump_stat <text:s text:c="14"/>: 'goto' id ';'</text:p>
      <text:p text:style-name="P2"><text:s text:c="24"/><text:span text:style-name="T1">| 'continue' ';'</text:span></text:p>
      <text:p text:style-name="P2"><text:s text:c="24"/><text:span text:style-name="T1">| 'break' ';'</text:span></text:p>
      <text:p text:style-name="P2"><text:s text:c="24"/><text:span text:style-name="T1">| 'return' exp ';'</text:span></text:p>
      <text:p text:style-name="P2"><text:s text:c="24"/><text:span text:style-name="T1">| 'return' <text:s text:c="5"/>';'</text:span></text:p>
      <text:p text:style-name="P2"><text:s text:c="24"/><text:span text:style-name="T1">;</text:span></text:p>
      <text:p text:style-name="P3">exp <text:s text:c="20"/>: assignment_exp</text:p>
      <text:p text:style-name="P2"><text:s text:c="24"/><text:span text:style-name="T1">| exp ',' assignment_exp</text:span></text:p>
      <text:p text:style-name="P2"><text:s text:c="24"/><text:span text:style-name="T1">;</text:span></text:p>
      <text:p text:style-name="P3">assignment_exp <text:s text:c="9"/>: conditional_exp</text:p>
      <text:p text:style-name="P2"><text:s text:c="24"/><text:span text:style-name="T1">| unary_exp assignment_operator assignment_exp</text:span></text:p>
      <text:p text:style-name="P2"><text:s text:c="24"/><text:span text:style-name="T1">;</text:span></text:p>
      <text:p text:style-name="P3">assignment_operator <text:s text:c="4"/>: '=' | '*=' | '/=' | '%=' | '+=' | '-=' | '&lt;&lt;='</text:p>
      <text:p text:style-name="P2"><text:s text:c="24"/><text:span text:style-name="T1">| '&gt;&gt;=' | '&amp;=' | '^=' | '|='</text:span></text:p>
      <text:p text:style-name="P2"><text:s text:c="24"/><text:span text:style-name="T1">;</text:span></text:p>
      <text:p text:style-name="P3">conditional_exp <text:s text:c="8"/>: logical_or_exp</text:p>
      <text:p text:style-name="P2"><text:s text:c="24"/><text:span text:style-name="T1">| logical_or_exp '?' exp ':' conditional_exp</text:span></text:p>
      <text:p text:style-name="P2"><text:s text:c="24"/><text:span text:style-name="T1">;</text:span></text:p>
      <text:p text:style-name="P3">const_exp <text:s text:c="14"/>: conditional_exp</text:p>
      <text:p text:style-name="P2"><text:s text:c="24"/><text:span text:style-name="T1">;</text:span></text:p>
      <text:p text:style-name="P3">logical_or_exp <text:s text:c="9"/>: logical_and_exp</text:p>
      <text:p text:style-name="P2"><text:s text:c="24"/><text:span text:style-name="T1">| logical_or_exp '||' logical_and_exp</text:span></text:p>
      <text:p text:style-name="P2"><text:s text:c="24"/><text:span text:style-name="T1">;</text:span></text:p>
      <text:p text:style-name="P3">logical_and_exp <text:s text:c="8"/>: inclusive_or_exp</text:p>
      <text:p text:style-name="P2"><text:s text:c="24"/><text:span text:style-name="T1">| logical_and_exp '&amp;&amp;' inclusive_or_exp</text:span></text:p>
      <text:p text:style-name="P2"><text:s text:c="24"/><text:span text:style-name="T1">;</text:span></text:p>
      <text:p text:style-name="P3">inclusive_or_exp <text:s text:c="7"/>: exclusive_or_exp</text:p>
      <text:p text:style-name="P2"><text:s text:c="24"/><text:span text:style-name="T1">| inclusive_or_exp '|' exclusive_or_exp</text:span></text:p>
      <text:p text:style-name="P2"><text:s text:c="24"/><text:span text:style-name="T1">;</text:span></text:p>
      <text:p text:style-name="P3">exclusive_or_exp <text:s text:c="7"/>: and_exp</text:p>
      <text:p text:style-name="P2"><text:s text:c="24"/><text:span text:style-name="T1">| exclusive_or_exp '^' and_exp</text:span></text:p>
      <text:p text:style-name="P2"><text:s text:c="24"/><text:span text:style-name="T1">;</text:span></text:p>
      <text:p text:style-name="P3">and_exp <text:s text:c="16"/>: equality_exp</text:p>
      <text:p text:style-name="P2"><text:s text:c="24"/><text:span text:style-name="T1">| and_exp '&amp;' equality_exp</text:span></text:p>
      <text:p text:style-name="P2"><text:s text:c="24"/><text:span text:style-name="T1">;</text:span></text:p>
      <text:p text:style-name="P3">equality_exp <text:s text:c="11"/>: relational_exp</text:p>
      <text:p text:style-name="P2"><text:soft-page-break/><text:s text:c="24"/><text:span text:style-name="T1">| equality_exp '==' relational_exp</text:span></text:p>
      <text:p text:style-name="P2"><text:s text:c="24"/><text:span text:style-name="T1">| equality_exp '!=' relational_exp</text:span></text:p>
      <text:p text:style-name="P2"><text:s text:c="24"/><text:span text:style-name="T1">;</text:span></text:p>
      <text:p text:style-name="P3">relational_exp <text:s text:c="9"/>: shift_expression</text:p>
      <text:p text:style-name="P2"><text:s text:c="24"/><text:span text:style-name="T1">| relational_exp '&lt;' shift_expression</text:span></text:p>
      <text:p text:style-name="P2"><text:s text:c="24"/><text:span text:style-name="T1">| relational_exp '&gt;' shift_expression</text:span></text:p>
      <text:p text:style-name="P2"><text:s text:c="24"/><text:span text:style-name="T1">| relational_exp '&lt;=' shift_expression</text:span></text:p>
      <text:p text:style-name="P2"><text:s text:c="24"/><text:span text:style-name="T1">| relational_exp '&gt;=' shift_expression</text:span></text:p>
      <text:p text:style-name="P2"><text:s text:c="24"/><text:span text:style-name="T1">;</text:span></text:p>
      <text:p text:style-name="P3">shift_expression <text:s text:c="7"/>: additive_exp</text:p>
      <text:p text:style-name="P2"><text:s text:c="24"/><text:span text:style-name="T1">| shift_expression '&lt;&lt;' additive_exp</text:span></text:p>
      <text:p text:style-name="P2"><text:s text:c="24"/><text:span text:style-name="T1">| shift_expression '&gt;&gt;' additive_exp</text:span></text:p>
      <text:p text:style-name="P2"><text:s text:c="24"/><text:span text:style-name="T1">;</text:span></text:p>
      <text:p text:style-name="P3">additive_exp <text:s text:c="11"/>: mult_exp</text:p>
      <text:p text:style-name="P2"><text:s text:c="24"/><text:span text:style-name="T1">| additive_exp '+' mult_exp</text:span></text:p>
      <text:p text:style-name="P2"><text:s text:c="24"/><text:span text:style-name="T1">| additive_exp '-' mult_exp</text:span></text:p>
      <text:p text:style-name="P2"><text:s text:c="24"/><text:span text:style-name="T1">;</text:span></text:p>
      <text:p text:style-name="P3">mult_exp <text:s text:c="15"/>: cast_exp</text:p>
      <text:p text:style-name="P2"><text:s text:c="24"/><text:span text:style-name="T1">| mult_exp '*' cast_exp</text:span></text:p>
      <text:p text:style-name="P2"><text:s text:c="24"/><text:span text:style-name="T1">| mult_exp '/' cast_exp</text:span></text:p>
      <text:p text:style-name="P2"><text:s text:c="24"/><text:span text:style-name="T1">| mult_exp '%' cast_exp</text:span></text:p>
      <text:p text:style-name="P2"><text:s text:c="24"/><text:span text:style-name="T1">;</text:span></text:p>
      <text:p text:style-name="P3">cast_exp <text:s text:c="15"/>: unary_exp</text:p>
      <text:p text:style-name="P2"><text:s text:c="24"/><text:span text:style-name="T1">| '(' type_name ')' cast_exp</text:span></text:p>
      <text:p text:style-name="P2"><text:s text:c="24"/><text:span text:style-name="T1">;</text:span></text:p>
      <text:p text:style-name="P3">unary_exp <text:s text:c="14"/>: postfix_exp</text:p>
      <text:p text:style-name="P2"><text:s text:c="24"/><text:span text:style-name="T1">| '++' unary_exp</text:span></text:p>
      <text:p text:style-name="P2"><text:s text:c="24"/><text:span text:style-name="T1">| '--' unary_exp</text:span></text:p>
      <text:p text:style-name="P2"><text:s text:c="24"/><text:span text:style-name="T1">| unary_operator cast_exp</text:span></text:p>
      <text:p text:style-name="P2"><text:s text:c="24"/><text:span text:style-name="T1">| 'sizeof' unary_exp</text:span></text:p>
      <text:p text:style-name="P2"><text:s text:c="24"/><text:span text:style-name="T1">| 'sizeof' '(' type_name ')'</text:span></text:p>
      <text:p text:style-name="P2"><text:s text:c="24"/><text:span text:style-name="T1">;</text:span></text:p>
      <text:p text:style-name="P3">unary_operator <text:s text:c="9"/>: '&amp;' | '*' | '+' | '-' | '~' | '!'</text:p>
      <text:p text:style-name="P2"><text:s text:c="24"/><text:span text:style-name="T1">;</text:span></text:p>
      <text:p text:style-name="P3">postfix_exp <text:s text:c="12"/>: primary_exp</text:p>
      <text:p text:style-name="P2"><text:s text:c="24"/><text:span text:style-name="T1">| postfix_exp '[' exp ']'</text:span></text:p>
      <text:p text:style-name="P2"><text:s text:c="24"/><text:span text:style-name="T1">| postfix_exp '(' argument_exp_list ')'</text:span></text:p>
      <text:p text:style-name="P2"><text:s text:c="24"/><text:span text:style-name="T1">| postfix_exp '(' <text:s text:c="22"/>')'</text:span></text:p>
      <text:p text:style-name="P2"><text:s text:c="24"/><text:span text:style-name="T1">| postfix_exp '.' id</text:span></text:p>
      <text:p text:style-name="P2"><text:s text:c="24"/><text:span text:style-name="T1">| postfix_exp '-&gt;' id</text:span></text:p>
      <text:p text:style-name="P2"><text:s text:c="24"/><text:span text:style-name="T1">| postfix_exp '++'</text:span></text:p>
      <text:p text:style-name="P2"><text:s text:c="24"/><text:span text:style-name="T1">| postfix_exp '--'</text:span></text:p>
      <text:p text:style-name="P2"><text:s text:c="24"/><text:span text:style-name="T1">;</text:span></text:p>
      <text:p text:style-name="P3">primary_exp <text:s text:c="12"/>: id</text:p>
      <text:p text:style-name="P2"><text:s text:c="24"/><text:span text:style-name="T1">| const</text:span></text:p>
      <text:p text:style-name="P2"><text:s text:c="24"/><text:span text:style-name="T1">| string</text:span></text:p>
      <text:p text:style-name="P2"><text:s text:c="24"/><text:span text:style-name="T1">| '(' exp ')'</text:span></text:p>
      <text:p text:style-name="P2"><text:s text:c="24"/><text:span text:style-name="T1">;</text:span></text:p>
      <text:p text:style-name="P3">argument_exp_list <text:s text:c="6"/>: assignment_exp</text:p>
      <text:p text:style-name="P2"><text:s text:c="24"/><text:span text:style-name="T1">| argument_exp_list ',' assignment_exp</text:span></text:p>
      <text:p text:style-name="P2"><text:s text:c="24"/><text:span text:style-name="T1">;</text:span></text:p>
      <text:p text:style-name="P3">const <text:s text:c="18"/>: int_const</text:p>
      <text:p text:style-name="P2"><text:s text:c="24"/><text:span text:style-name="T1">| char_const</text:span></text:p>
      <text:p text:style-name="P2"><text:s text:c="24"/><text:span text:style-name="T1">| float_const</text:span></text:p>
      <text:p text:style-name="P2"><text:s text:c="24"/><text:span text:style-name="T1">| enumeration_const</text:span></text:p>
      <text:p text:style-name="P5"><text:s text:c="24"/><text:span text:style-name="T1">;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4cm" fo:margin-bottom="0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2T15:58:18.795000000</meta:creation-date>
    <dc:date>2020-09-02T16:01:37.966000000</dc:date>
    <meta:editing-duration>PT3M20S</meta:editing-duration>
    <meta:editing-cycles>1</meta:editing-cycles>
    <meta:document-statistic meta:table-count="0" meta:image-count="0" meta:object-count="0" meta:page-count="4" meta:paragraph-count="260" meta:word-count="853" meta:character-count="11308" meta:non-whitespace-character-count="4968"/>
    <meta:generator>LibreOffice/6.4.5.2$Windows_X86_64 LibreOffice_project/a726b36747cf2001e06b58ad5db1aa3a9a1872d6</meta:generator>
  </office:meta>
</office:document-meta>
</file>